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ow Working Together Helps Language Tech to Grow and Be Understood</text:p>
      <text:p text:style-name="Standard"/>
      <text:p text:style-name="Standard">The fast growth of artificial intelligence (AI) in language tech comes from many fields teaming up, like linguistics, cognitive science, neuroscience, psychology, and AI itself. By mixing ideas from these areas, AI has shifted from just simple rule-following systems to complex neural networks that can process human language similarly to how humans think. These efforts together have made better language models, enhanced real-life uses, and given us a clearer view of both human and machine speech. This essay will look at how these cross-discipline contributions have helped advance language technology.</text:p>
      <text:p text:style-name="Standard"/>
      <text:p text:style-name="Standard">Linguistics: Building Blocks for AI Language Models</text:p>
      <text:p text:style-name="Standard"/>
      <text:p text:style-name="Standard">Linguistics is key in setting up the basics for AI’s ability to grasp and handle human language. As the study of language itself, linguistics gives AI systems the needed theories to understand syntax (how sentences are formed), semantics (what words mean), and pragmatics (how context affects meaning). These parts are vital for any AI language model aiming to give meaningful and appropriate replies.</text:p>
      <text:p text:style-name="Standard"/>
      <text:p text:style-name="Standard">One major input from linguistics has been Chomsky’s theory of transformational grammar. This idea suggests that a limited base of grammatical rules can create countless sentences; this concept is crucial for models like GPT-3 and BERT (Chomsky, 1965). When researchers include these grammar structures into AI systems, it lets machines handle language more easily. Models using linguistic ideas can produce correct grammar while recognizing how different sentence arrangements change meaning.</text:p>
      <text:p text:style-name="Standard"/>
      <text:p text:style-name="Standard">An example is Google’s BERT (Bidirectional Encoder Representations from Transformers), which learns not just how language is structured but also what words mean based on context using large data sets (Devlin et al., 2019). This skill allows BERT to grasp word relations and sentence meanings in a way close to human understanding. The linguistic foundation in these models is important for things like machine translation since AI must keep the original sentence's grammar intact while translating its meaning into another language.</text:p>
      <text:p text:style-name="Standard"/>
      <text:p text:style-name="Standard">Cognitive Science: Boosting Contextual Understanding</text:p>
      <text:p text:style-name="Standard"/>
      <text:p text:style-name="Standard">While linguistics lays out the basic structure, cognitive science is essential for helping AI grasp language within context. Cognitive science studies how people think, learn, and process information—showing significant insights into our interpretation of language. Such insights are key for AI aiming to imitate human-like understanding.</text:p>
      <text:p text:style-name="Standard"/>
      <text:p text:style-name="Standard">Human processing of language isn’t only about knowing words or grammar separately; it also includes interpreting context, using prior knowledge, and making deductions. Cognitive science illustrates how individuals use memory, attention, and reasoning across different situations when making sense of language (McClelland et al., 2010). For instance, research reveals that humans rely on context to clarify words with various meanings. This comprehension is critical for AI systems needing real-time interpretation.</text:p>
      <text:p text:style-name="Standard"/>
      <text:p text:style-name="Standard">By adding cognitive science findings into their models, systems such as chatbots and virtual assistants have become more efficient in user interactions. These AIs can keep conversations going over multiple exchanges while remembering past information relevantly tailored responses per user needs. For example… can grasp follow-up inquiries depending on past chats, making user interactions feel smoother and more natural-like-smooth.</text:p>
      <text:p text:style-name="Standard"><text:soft-page-break/></text:p>
      <text:p text:style-name="Standard">Neuroscience: Push for Neural Network Building</text:p>
      <text:p text:style-name="Standard"/>
      <text:p text:style-name="Standard">Neuroscience, that studies brainy stuff and various nervous bits, hugely shapes AI by motivating neural networks creation. Neural networks are computer models that copy how human brains structure and act, thus allowing AI to manage tons of data and learn stuff from it. These networks sit at the core of newfangled deep learning strategies which completely change AI's knack for figuring out and making language.</text:p>
      <text:p text:style-name="Standard"/>
      <text:p text:style-name="Standard">Neuroscience has lent a hand in crafting deep learning frameworks that can chew through language on lots of layers—not just syntax but also the gist and setting behind it. A big step forward in this field is the roll-out of transformer setups like BERT and GPT-3, which harness neural networks for handling language strings simultaneously. Such simultaneous handling lets AI figure out long-distance connections within text, enabling better coherence and context in responses (Vaswani et al., 2017).</text:p>
      <text:p text:style-name="Standard"/>
      <text:p text:style-name="Standard">Take GPT-3 by OpenAI for example; it's among the mightiest AI models ever thanks to its neural scaffolding. It churns out text that reads like a person wrote it from a prompt, showcasing how these neural webs catch language's intricate nuances. Picking lessons from big data pools allows GPT-3 to serve up replies that aren’t just grammatically sound but fit well with what's being discussed—mimicking some sort of human sense in communication. This skill proves key for usages like creating content, customer service bots, and translating languages.</text:p>
      <text:p text:style-name="Standard"/>
      <text:p text:style-name="Standard">Psychology: Shaping Human-AI Chats</text:p>
      <text:p text:style-name="Standard"/>
      <text:p text:style-name="Standard">Psychology, particularly around how people behave and think, plays a huge role in growing AI tech—especially regarding how humans chat with computers. Learning about how humans deal with language—how they pick it up, use it daily, and react to it—gives major clues for making AI systems that operate well with humans.</text:p>
      <text:p text:style-name="Standard"/>
      <text:p text:style-name="Standard">Particularly, psychological concepts have led to boost virtual helper design yonder chatbots toward being more straightforward and comfy for users. Studies on behavior indicate folks desire not just content replies from AI systems but also acknowledgment of their emotional vibes lurking behind words. By weaving in psychological knowledge, AI setups can better read user feelings while responding fittingly to boost overall user happiness.</text:p>
      <text:p text:style-name="Standard"/>
      <text:p text:style-name="Standard">For instance, sentiment analysis tools driven by AI utilize psychology tricks to sort texts based on their emotional vibes—be they upbeat or downcast or somewhere neutral-wise. Such approaches find great utility in sectors like marketing or helpdesks since firms need to tap into moods swinging among users based on what they post (Zhang et al., 2018). By digging into how individuals manifest emotions via words troves of data allow machines an improved grip on consumer feelings thus guiding businesses toward enhanced practices.</text:p>
      <text:p text:style-name="Standard"/>
      <text:p text:style-name="Standard">Ethical Issues &amp; Teamwork Across Fields</text:p>
      <text:p text:style-name="Standard"/>
      <text:p text:style-name="Standard">The joint endeavors among language science experts , thinking science scholars , cerebration science researchers , plus emotional studying professionals have pushed forward the craft of AI spoken tech but sparked serious moral worries too . As gadgetry becomes meshed into daily routines , there’s stronger demand than ever towards confronting quandaries including partiality , equity issues , accountability linked with generated wordings by machines .</text:p>
      <text:p text:style-name="Standard"><text:soft-page-break/></text:p>
      <text:p text:style-name="Standard">Systems supporting AI get trained upon comprehensive packs brimming with human speechings often laced with biased strains or exclusionary themes . If unchecked biases prevail without oversight could lead algorithms into perpetuating unfair provocations causing harm across hiring trays situations legal judgements helping explore customer support areas . For instance , prejudiced wording models can make stereotypes stronger or lean towards some groups more than others (Bender et al., 2021). To fix this issues, working together with social scientists and ethicists is very important.</text:p>
      <text:p text:style-name="Standard"/>
      <text:p text:style-name="Standard">Social scientists assist AI researchers to know the social and cultural effects of language technologies. This helps design AI systems that are fair. Ethicists create rules for using AI properly, aiming to reduce risks linked to biased language models. This teamwork is key to making AI systems not just clever but also good and responsible in society.</text:p>
      <text:p text:style-name="Standard"/>
      <text:p text:style-name="Standard">The Future of Language Technologies</text:p>
      <text:p text:style-name="Standard"/>
      <text:p text:style-name="Standard">The upcoming developments in language technologies will keep needing collaboration across fields for better progress. A bright spot for future growth is personalized AI systems that can tune into users' needs and likes. By blending ideas from linguistics, cognitive science, and psychology, AI systems will become smarter about context, allowing them to give more fitting answers based on what a user really requires.</text:p>
      <text:p text:style-name="Standard"/>
      <text:p text:style-name="Standard">Another good area for these technologies is creating hybrid models combining symbolic AI with neural networks. Symbolic AI uses fixed rules and logic while neural networks learn from examples. Merging these methods lets AI take both human logic and pattern recognition into account, making it more flexible for tricky language jobs (Marcus, 2020).</text:p>
      <text:p text:style-name="Standard"/>
      <text:p text:style-name="Standard">For instance, these hybrid models could make machine translation better by not only spotting patterns in languages but also applying reasoning to ensure translations are correct and fit the context. This mix would promote a more reliable and natural language processing experience as we advance in AI language technologies.</text:p>
      <text:p text:style-name="Standard"/>
      <text:p text:style-name="Standard">Conclusion</text:p>
      <text:p text:style-name="Standard"/>
      <text:p text:style-name="Standard">To wrap up, joint work across many areas—linguistics, cognitive science, neuroscience, psychology, plus AI—has greatly pushed forward the understanding of language technologies. Linguistics offers structure; cognitive science boosts context understanding; neuroscience aids neural network growth; psychology advises on how humans interact with AI. These combined efforts have birthed smarter AI systems capable of handling human language ever more like people do. As AI grows further, ongoing teamwork among these areas will be vital for tackling ethical issues while ensuring that knowledge advances along with societal responsibil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8T15:14:13.865845245</meta:creation-date>
    <dc:date>2024-10-18T15:14:23.295703905</dc:date>
    <meta:editing-duration>PT10S</meta:editing-duration>
    <meta:editing-cycles>1</meta:editing-cycles>
    <meta:generator>LibreOffice/7.4.7.2$Linux_X86_64 LibreOffice_project/40$Build-2</meta:generator>
    <meta:document-statistic meta:table-count="0" meta:image-count="0" meta:object-count="0" meta:page-count="3" meta:paragraph-count="28" meta:word-count="1416" meta:character-count="9512" meta:non-whitespace-character-count="8133"/>
  </office:meta>
</office:document-meta>
</file>